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URW Gothic" fo:font-size="7pt" fo:font-weight="bold" officeooo:rsid="00089240" officeooo:paragraph-rsid="00089240" fo:background-color="#000000" style:font-size-asian="7pt" style:font-weight-asian="bold" style:font-size-complex="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</text:p>
      <text:p text:style-name="P1"><text:s text:c="2"/>mk 5 <text:s text:c="2"/></text:p>
      <text:p text:style-name="P1">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2:19:10.520646589</meta:creation-date>
    <dc:date>2019-09-30T22:24:11.932134295</dc:date>
    <meta:editing-duration>PT5M2S</meta:editing-duration>
    <meta:editing-cycles>2</meta:editing-cycles>
    <meta:generator>LibreOffice/6.2.6.2$Linux_X86_64 LibreOffice_project/20$Build-2</meta:generator>
    <meta:print-date>2019-09-30T22:24:11.129797697</meta:print-date>
    <meta:document-statistic meta:table-count="0" meta:image-count="0" meta:object-count="0" meta:page-count="1" meta:paragraph-count="3" meta:word-count="2" meta:character-count="35" meta:non-whitespace-character-count="3"/>
  </office:meta>
</office:document-meta>
</file>